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53fb" officeooo:paragraph-rsid="000553fb"/>
    </style:style>
    <style:style style:name="P2" style:family="paragraph" style:parent-style-name="Standard">
      <style:text-properties officeooo:rsid="000553fb" officeooo:paragraph-rsid="000553fb"/>
    </style:style>
    <style:style style:name="P3" style:family="paragraph" style:parent-style-name="Standard" style:list-style-name="L1">
      <style:text-properties officeooo:rsid="000553fb" officeooo:paragraph-rsid="000553fb"/>
    </style:style>
    <style:style style:name="P4" style:family="paragraph" style:parent-style-name="Standard" style:list-style-name="L3">
      <style:text-properties officeooo:rsid="000553fb" officeooo:paragraph-rsid="000553fb"/>
    </style:style>
    <style:style style:name="P5" style:family="paragraph" style:parent-style-name="Standard" style:list-style-name="L4">
      <style:text-properties officeooo:rsid="000553fb" officeooo:paragraph-rsid="000553fb"/>
    </style:style>
    <style:style style:name="P6" style:family="paragraph" style:parent-style-name="Standard" style:list-style-name="L5">
      <style:text-properties officeooo:rsid="000553fb" officeooo:paragraph-rsid="000553fb"/>
    </style:style>
    <style:style style:name="P7" style:family="paragraph" style:parent-style-name="Standard" style:list-style-name="L6">
      <style:text-properties officeooo:rsid="000553fb" officeooo:paragraph-rsid="000553fb"/>
    </style:style>
    <style:style style:name="P8" style:family="paragraph" style:parent-style-name="Standard" style:list-style-name="L7">
      <style:text-properties officeooo:rsid="000553fb" officeooo:paragraph-rsid="000553fb"/>
    </style:style>
    <style:style style:name="P9" style:family="paragraph" style:parent-style-name="Standard" style:list-style-name="L7">
      <style:text-properties officeooo:rsid="00058f04" officeooo:paragraph-rsid="00058f04"/>
    </style:style>
    <style:style style:name="P10" style:family="paragraph" style:parent-style-name="Standard">
      <style:text-properties officeooo:rsid="00058f04" officeooo:paragraph-rsid="00058f04"/>
    </style:style>
    <style:style style:name="P11" style:family="paragraph" style:parent-style-name="Standard" style:list-style-name="L8">
      <style:text-properties officeooo:rsid="00058f04" officeooo:paragraph-rsid="00058f04"/>
    </style:style>
    <style:style style:name="P12" style:family="paragraph" style:parent-style-name="Standard" style:list-style-name="L9">
      <style:text-properties officeooo:rsid="00058f04" officeooo:paragraph-rsid="00058f04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SimSun" style:font-name-complex="Mangal"/>
    </style:style>
    <style:style style:name="T3" style:family="text">
      <style:text-properties officeooo:rsid="00058f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Les facteurs qui interviennent dans l’ouverture et la fermeture des stomates </text:p>
      <text:p text:style-name="P2"/>
      <text:p text:style-name="P2">Doc 1</text:p>
      <text:list xml:id="list3179013658699274366" text:style-name="L1">
        <text:list-item>
          <text:p text:style-name="P3">nb stomates varie sur les épidermes, dépend de l’espèce végétale </text:p>
        </text:list-item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Espèces – stomate inf</text:p>
          </table:table-cell>
          <table:table-cell table:style-name="Tableau1.B1" office:value-type="string">
            <text:p text:style-name="P1">Espèces – stomates inf + sup</text:p>
          </table:table-cell>
        </table:table-row>
        <table:table-row>
          <table:table-cell table:style-name="Tableau1.A2" office:value-type="string">
            <text:p text:style-name="P1">Houx</text:p>
            <text:p text:style-name="P1">Lilas</text:p>
            <text:p text:style-name="P1">Pommier</text:p>
            <text:p text:style-name="P1">Chêne rouvre</text:p>
          </table:table-cell>
          <table:table-cell table:style-name="Tableau1.B2" office:value-type="string">
            <text:p text:style-name="P1">Blé</text:p>
            <text:p text:style-name="P1">Maïs</text:p>
            <text:p text:style-name="P1">Chou</text:p>
            <text:p text:style-name="P1">Peuplier</text:p>
            <text:p text:style-name="P1">Géranium</text:p>
          </table:table-cell>
        </table:table-row>
      </table:table>
      <text:list xml:id="list5942445249450640846" text:style-name="L3">
        <text:list-item>
          <text:p text:style-name="P4">Certaines ont + inf que sup, d’autre + sup que inf</text:p>
        </text:list-item>
      </text:list>
      <text:p text:style-name="P2"/>
      <text:p text:style-name="P2">Doc 2</text:p>
      <text:list xml:id="list8502535605248908197" text:style-name="L4">
        <text:list-item>
          <text:p text:style-name="P5">% ouvertures stomates dépend de T° </text:p>
        </text:list-item>
        <text:list-item>
          <text:p text:style-name="P5">Quand 5° &gt; T° &gt; 25° → % augmente</text:p>
          <text:p text:style-name="P5">Quand 25° &gt; T° &gt; 30° → ouverture max</text:p>
          <text:p text:style-name="P5">Quand T° &gt; 30 → qq stomates se ferment </text:p>
        </text:list-item>
      </text:list>
      <text:p text:style-name="P2"/>
      <text:p text:style-name="P2">Doc 3</text:p>
      <text:list xml:id="list1945141441272031349" text:style-name="L5">
        <text:list-item>
          <text:p text:style-name="P6">Cuticule → pas de transpi </text:p>
          <text:list>
            <text:list-header>
              <text:p text:style-name="P6">→ cuticule imperméable </text:p>
            </text:list-header>
          </text:list>
        </text:list-item>
        <text:list-item>
          <text:p text:style-name="P6">+ l’ouverture est importante, + la transpi est importante </text:p>
          <text:list>
            <text:list-header>
              <text:p text:style-name="P6">→ évapotranspiration quand stomates ouvertes </text:p>
            </text:list-header>
          </text:list>
        </text:list-item>
      </text:list>
      <text:p text:style-name="P2"/>
      <text:p text:style-name="P2">On sait que (def d’un stomate)</text:p>
      <text:p text:style-name="P2"/>
      <text:p text:style-name="P2">J’en déduis :</text:p>
      <text:list xml:id="list3545567852740314300" text:style-name="L6">
        <text:list-item>
          <text:p text:style-name="P7">Doc 2+3 : Jusqu’à 25-30°, plus T° importante, plus stomates ouvertes, plus transpi </text:p>
        </text:list-item>
        <text:list-item>
          <text:p text:style-name="P7">Doc 1+3 : Les feuilles des <text:span text:style-name="T1">≠</text:span><text:span text:style-name="T2"> végétaux ne transpirent pas de la même manière, et l’évapotranspiration dépend de la disposition de la feuille sur le végétal </text:span></text:p>
        </text:list-item>
      </text:list>
      <text:p text:style-name="P2"><text:span text:style-name="T2"/></text:p>
      <text:p text:style-name="P2">Doc <text:span text:style-name="T3">6</text:span></text:p>
      <text:list xml:id="list4007858992999692629" text:style-name="L7">
        <text:list-item>
          <text:p text:style-name="P8">Lumière provoque ouverture stomates </text:p>
        </text:list-item>
        <text:list-item>
          <text:p text:style-name="P9">Transpi dépend de l’heure </text:p>
        </text:list-item>
        <text:list-item>
          <text:p text:style-name="P9">Transpi moins importante à ~ 12h </text:p>
        </text:list-item>
      </text:list>
      <text:p text:style-name="P10"/>
      <text:p text:style-name="P10">J’en déduis :</text:p>
      <text:list xml:id="list5230097233422463192" text:style-name="L8">
        <text:list-item>
          <text:p text:style-name="P11">Doc 2+6 : à midi, fermeture temporaire des stomates à cause de la chaleur </text:p>
          <text:list>
            <text:list-header>
              <text:p text:style-name="P11">= dépression de midi </text:p>
            </text:list-header>
          </text:list>
        </text:list-item>
      </text:list>
      <text:p text:style-name="P10"/>
      <text:p text:style-name="P10">Doc 7</text:p>
      <text:p text:style-name="P10">Je compare :</text:p>
      <text:list xml:id="list6065701862499881773" text:style-name="L9">
        <text:list-item>
          <text:p text:style-name="P12">Courbe B </text:p>
        </text:list-item>
        <text:list-item>
          <text:p text:style-name="P12">Courbes B+C → humidité = indispensable à l’ouverture des stomates </text:p>
        </text:list-item>
        <text:list-item>
          <text:p text:style-name="P12">Courbes C+D → </text:p>
        </text:list-item>
        <text:list-item>
          <text:p text:style-name="P12">Courbes /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0:38:04.667000000</meta:creation-date>
    <dc:date>2019-05-14T10:54:44.550000000</dc:date>
    <meta:editing-duration>PT4M49S</meta:editing-duration>
    <meta:editing-cycles>1</meta:editing-cycles>
    <meta:document-statistic meta:table-count="1" meta:image-count="0" meta:object-count="0" meta:page-count="1" meta:paragraph-count="42" meta:word-count="240" meta:character-count="1231" meta:non-whitespace-character-count="1034"/>
    <meta:generator>LibreOffice/5.1.6.2$Windows_x86 LibreOffice_project/07ac168c60a517dba0f0d7bc7540f5afa45f0909</meta:generator>
  </office:meta>
</office:document-meta>
</file>